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95b71" officeooo:paragraph-rsid="00095b71"/>
    </style:style>
    <style:style style:name="P2" style:family="paragraph" style:parent-style-name="Standard">
      <style:paragraph-properties fo:text-align="start" style:justify-single-word="false"/>
      <style:text-properties fo:language="de" fo:country="DE" fo:font-weight="bold" officeooo:rsid="00095b71" officeooo:paragraph-rsid="00095b71" style:font-weight-asian="bold" style:font-weight-complex="bold"/>
    </style:style>
    <style:style style:name="P3"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P4" style:family="paragraph" style:parent-style-name="Standard">
      <style:paragraph-properties fo:text-align="start" style:justify-single-word="false"/>
      <style:text-properties fo:language="de" fo:country="DE" fo:font-weight="normal" officeooo:rsid="000cfac5" officeooo:paragraph-rsid="000cfac5" style:font-weight-asian="normal" style:font-weight-complex="normal"/>
    </style:style>
    <style:style style:name="P5" style:family="paragraph" style:parent-style-name="Standard">
      <style:paragraph-properties fo:text-align="start" style:justify-single-word="false"/>
      <style:text-properties fo:language="de" fo:country="DE" fo:font-weight="normal" officeooo:rsid="000ebecd" officeooo:paragraph-rsid="000ebecd" style:font-weight-asian="normal" style:font-weight-complex="normal"/>
    </style:style>
    <style:style style:name="P6" style:family="paragraph" style:parent-style-name="Standard">
      <style:paragraph-properties fo:text-align="start" style:justify-single-word="false"/>
      <style:text-properties fo:language="de" fo:country="DE" fo:font-weight="normal" officeooo:rsid="0011e141" officeooo:paragraph-rsid="0011e141" style:font-weight-asian="normal" style:font-weight-complex="normal"/>
    </style:style>
    <style:style style:name="P7" style:family="paragraph" style:parent-style-name="Standard">
      <style:paragraph-properties fo:text-align="start" style:justify-single-word="false"/>
      <style:text-properties fo:font-size="14pt" fo:language="de" fo:country="DE" fo:font-weight="bold" officeooo:rsid="0013a195" officeooo:paragraph-rsid="0013a19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language="de" fo:country="DE" fo:font-weight="normal" officeooo:rsid="0013a195" officeooo:paragraph-rsid="0013a19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de" fo:country="DE" fo:font-weight="normal" officeooo:rsid="0014a050" officeooo:paragraph-rsid="0014a05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de" fo:country="DE" fo:font-weight="normal" officeooo:rsid="0014a050" officeooo:paragraph-rsid="0014a05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de" fo:country="DE" fo:font-weight="normal" officeooo:rsid="0013a195" officeooo:paragraph-rsid="0016bb4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de" fo:country="DE" fo:font-weight="normal" officeooo:rsid="0016bb43" officeooo:paragraph-rsid="0016bb4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fo:font-weight="normal" officeooo:rsid="001f0e5b" officeooo:paragraph-rsid="001f0e5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4pt" fo:language="de" fo:country="DE" fo:font-weight="bold" officeooo:rsid="0013a195" officeooo:paragraph-rsid="00164332" style:font-size-asian="14pt" style:font-weight-asian="bold" style:font-size-complex="14pt" style:font-weight-complex="bold"/>
    </style:style>
    <style:style style:name="T1" style:family="text">
      <style:text-properties officeooo:rsid="000b3780"/>
    </style:style>
    <style:style style:name="T2" style:family="text">
      <style:text-properties officeooo:rsid="0010d8e1"/>
    </style:style>
    <style:style style:name="T3" style:family="text">
      <style:text-properties officeooo:rsid="0014a050"/>
    </style:style>
    <style:style style:name="T4" style:family="text">
      <style:text-properties fo:font-weight="normal" style:font-weight-asian="normal" style:font-weight-complex="normal"/>
    </style:style>
    <style:style style:name="T5" style:family="text">
      <style:text-properties officeooo:rsid="0017a1a7"/>
    </style:style>
    <style:style style:name="T6" style:family="text">
      <style:text-properties officeooo:rsid="001888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bensmittelfarbst. 276</text:p>
      <text:p text:style-name="P1"/>
      <text:p text:style-name="P2">Grundlagen Farben</text:p>
      <text:p text:style-name="P2"/>
      <text:p text:style-name="P3">Farben haben seit jeher die Menschen fasziniert (Lol, Höhlenmalereien der Steinzeit mit Mineralfarben). Mineralfarben sind farbecht und bleichen nicht aus. Zum Färben von Nahrung ung Kleidung verwendete man Naturstoffe. Purpurschnecken 12000 Schneck → 1,4g Farbstoff</text:p>
      <text:p text:style-name="P3"/>
      <text:p text:style-name="P3">Nach 1850 verdrängten synthetische Farbstoffe zunehmend die Naturfarben. Funktionsweise: Alle organische Verbindungen absorbieren EM-Strahlungen. Es wird Energie aufgenommen, der Bewegungszustand von Atomen und Elektronen ändert sich. Farbige Verbindungen absorbieren oder reflektieren sichtbares Licht (400 – 700 nm) Hawara, hoids mei, mi interessiert nimma. <text:span text:style-name="T1">Oida wos redst du, kana hoacht da zua du bleder Hund, sei afoch leise, los mi ham, des gibts jo ned. Irgendwaun reichts, irgendwaun is ma zweit gaunga und den Punkt haum ma jetz erreicht oiso hoid afochs mei und schleich di. So deppat kaun kana sein, das ma de schui wirklich betreibt, wer duat se den scheiß eigentlich au, es kaun doch neamd so bled sei. Bla bla bla, hoids mei, diese können Elktronen von hier aufnehmen, i schiabs da indn oasch du bleder hund, wia weit steign ma do ei? Jo i moa ladungsverteilung kaun i ihna ned erklären, 2 3 stund unterhalten is lange System, des is hoid echt würd, lange System, Doppelbindungen sind meißt gefärbt, de scheiß Foab, a greane Erfindufng. Wis ma wos a konjugiert Erfindung is, na i glaub ned, hawara, de elktronen wer woas? Schfeib ma nu, lebsenmittel atzo gruppen erklär i nu, oiso anzo hahahahahahahahahhahahahhah, lel, primitbeispü, de lebensmittelfarbstoffe aus beispü, 2/3 -||- unit azogruppe, des schaut so aus, im buachi s des vereinfpcht,. Sie kinnan sie des obloden, im buch, oiso im internet do fum buach, des is a schwochsinn, doch ned, bist du deppat. I erklär ihna nur wie de forb funktioniert, des prinzip soid ankemma, des is a indikator, de azo-gruppe, kennans de, da Rest is rechts, des find i gemein, rechts is richtifg, des is a Indikator, a Metylorange, des hob ma im Labor. SO, wos passier waun wiss ,ma nu wos da PH-Wert is,. Minus, Plus, so3 minus oder i gib nu mehr prototen dazua und des hod an Eifnluss auf den linken Ring und den rechten Ring, waun de Brücke unterborchjen is, dann is des de einfachste Variante</text:span></text:p>
      <text:p text:style-name="P3"/>
      <text:p text:style-name="P4">De Formel vom Methylorange is des wos i ina beibringa mecht, daun mauch ma hier 2 Benzolringe, Skelletschreibweise is ihnen nu a Begriff, goi, sunst is des ned löslich. Is des a Aminogruppe, schau oda? Sie kinnan sie des googlen, oiso wos i verlaung is AH2, de Stickstoffbrücke, oiso de Kurzform wos sie können miasn is RNNR, so a Strukturelement, in de Atzogruppe. Kla P, Groß H. Oida wos moch i do eigentlich, i hed afoch daham bleibn soin, wieso bin i wieder herkommen, i bin selber schuld. Mir kan echt kaner mehr helfen, i will afoch nimmer, des is so zach. I will einfach in meim Bett liegen und langsam sterben. Wieso muss i jeden Tag hier her, des is so anstrengend, i will nimmer. 0 bis &lt; 7 sauer 7 neutral I kriag nu an fucking meltdown, i daschiaß eich olle. H+ = OH- OH- überwiegt Es reicht, aber wo sollt i den hin, was sollt i denn machen. Des gibts ned, mir geht jeder so auf de Eier, i will das de alle einfach verrecken.</text:p>
      <text:p text:style-name="P4"/>
      <text:p text:style-name="P5">Kill me. Kill me. Kill me. Kill me. End this suffering, end this hell, when will i finally go to heaven? Will I be allowed in heaven? Has God abondened me? Am I still his child, his beloved creation? I doubt that. I wouldn‘t take me back. I would be angry and me maybe fell pity for the monsters I have created. Does he overall regret his decision? Maybe he has already moved on, we were just a failed test, one of many. If you really love me, almighty who liveth in heaven, take me and let me join your ranks of the almost dead. Grant me a sprinkle of fate and send a car or truck directly my way. <text:span text:style-name="T2">I will embrace it the same way I embrace your love.</text:span></text:p>
      <text:p text:style-name="P6"><text:soft-page-break/>Die rote Tinte is aus (((Zionsin))). Get the niggas out of my country. Gas the kikes.</text:p>
      <text:p text:style-name="P6"/>
      <text:p text:style-name="P7">Farbpigmente</text:p>
      <text:p text:style-name="P8"/>
      <text:p text:style-name="P8">I hope that the sun turns black and that the legions of him will start marching the earth. I wish for eternal enslavement and pain until the end of time. May i get caressed by his omnipotent cloak of darkness and and may i breath his cold and icy breath that will freeze these unholy lands. <text:span text:style-name="T3">Your undying faithful servant.</text:span></text:p>
      <text:p text:style-name="P8"/>
      <text:p text:style-name="P9">Anorganische Pigmente haben einen reinen Farbton, eine hohe Ergiebigkeit und jetz is Zeit zum aufhören. Oh ja große Temperatur und fick mei Mutter du fucking blader Bastard. <text:s/>Anwendungsbereich für Keramik, Email. YEETYEETYEETYEETYEET IJUSTYOTETHATNIBBA</text:p>
      <text:p text:style-name="P9">Anorganische Pigmente begrenztetetete du Mogli, Mann wie kann ma so lang einfoan.</text:p>
      <text:p text:style-name="P9"/>
      <text:p text:style-name="P14">Analytische Methoden</text:p>
      <text:p text:style-name="P14"><text:span text:style-name="T4"/></text:p>
      <text:p text:style-name="P11">Umwelt und Arbeitsschutz (Pohl S.281)</text:p>
      <text:p text:style-name="P11"/>
      <text:p text:style-name="P12">Durch das Wachstum der Menschheit werden sehr viel Ressourcen verbraucht. Es werden große Mengen fosilgespeichertem <text:span text:style-name="T5">CO2s </text:span>in kurzer Menge freigesetzt. <text:span text:style-name="T6">Bitte des is jetz keine. I glaub des schreibt ma so, schreibt ma des mit 2 s, Fossile Brennstoffe. Kohlenstoff, Wasserstoff, Stickstoff. Mithilfe von Sauerstoff wird Wasserdampf entstehen, alalalla, aus dem Stickstoff wird irgendwas enstehen, des is des Treibhausgas. Hawara, mi juckts nimmer, gottseidank bin i bald weg, fuck me, so wenig Lust hab i echt selten verspürt. Industrielle i fick die mama und de schiaß i in de umwelt, des is echt problematisch, uweweuwe. Werden Stoff ChemG schreibt ma sol, des Chemikaliengesetz geregelt, ayo du fucking spitzer Eisberg, Öl ned gut, JUDJUD. Chemikalien werden mit Gefahrsymbolen gekennzeichnet, so wie ma jetz auf da Tafel siagt, scheiße glaufen.Giftig, sehr giftig, mit Plus noch giftiger, höhö, explodierende Kugel. Explosive Stoffe, Stoffe, Stoffe, Stoffe, Stoffe, nizneB, Kerosin. H&amp;P-Sätze, sehr gefährlich, böse, böse, böse.</text:span></text:p>
      <text:p text:style-name="P12"/>
      <text:p text:style-name="P13">Maße für Verunreinigungen</text:p>
      <text:p text:style-name="P13"/>
      <text:p text:style-name="P13">Gehaltsangaben</text:p>
      <text:p text:style-name="P13">%</text:p>
      <text:p text:style-name="P13">Promille</text:p>
      <text:p text:style-name="P13">ppm<text:tab/>Teile von 10⁶</text:p>
      <text:p text:style-name="P13">ppb<text:tab/>Teile von 10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3:43:46.430098005</meta:creation-date>
    <dc:date>2019-02-11T15:23:16.213618037</dc:date>
    <meta:editing-duration>PT2H14M25S</meta:editing-duration>
    <meta:editing-cycles>20</meta:editing-cycles>
    <meta:generator>LibreOffice/6.0.7.3.0$Linux_X86_64 LibreOffice_project/00m0$Build-3</meta:generator>
    <meta:document-statistic meta:table-count="0" meta:image-count="0" meta:object-count="0" meta:page-count="2" meta:paragraph-count="20" meta:word-count="968" meta:character-count="5761" meta:non-whitespace-character-count="4813"/>
  </office:meta>
</office:document-meta>
</file>